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imulation Data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string" calcext:value-type="string">
            <text:p>Process Wait</text:p>
          </table:table-cell>
          <table:table-cell table:style-name="ce1" office:value-type="string" calcext:value-type="string">
            <text:p>Unprocessed</text:p>
          </table:table-cell>
          <table:table-cell table:style-name="ce1" office:value-type="string" calcext:value-type="string">
            <text:p>Exe. Needed</text:p>
          </table:table-cell>
          <table:table-cell table:style-name="ce1" office:value-type="string" calcext:value-type="string">
            <text:p>Unpr. Wait</text:p>
          </table:table-cell>
          <table:table-cell table:style-name="ce1" office:value-type="string" calcext:value-type="string">
            <text:p>Unpr. Max Wai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ight Proc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s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871" calcext:value-type="float">
            <text:p>25871</text:p>
          </table:table-cell>
          <table:table-cell office:value-type="float" office:value="25865" calcext:value-type="float">
            <text:p>25865</text:p>
          </table:table-cell>
          <table:table-cell office:value-type="float" office:value="295775488" calcext:value-type="float">
            <text:p>295775488</text:p>
          </table:table-cell>
          <table:table-cell office:value-type="float" office:value="74135" calcext:value-type="float">
            <text:p>74135</text:p>
          </table:table-cell>
          <table:table-cell office:value-type="float" office:value="-2065435243" calcext:value-type="float">
            <text:p>-2065435243</text:p>
          </table:table-cell>
          <table:table-cell office:value-type="float" office:value="-1224071746" calcext:value-type="float">
            <text:p>-1224071746</text:p>
          </table:table-cell>
          <table:table-cell office:value-type="float" office:value="99994" calcext:value-type="float">
            <text:p>9999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723" calcext:value-type="float">
            <text:p>51723</text:p>
          </table:table-cell>
          <table:table-cell office:value-type="float" office:value="51695" calcext:value-type="float">
            <text:p>51695</text:p>
          </table:table-cell>
          <table:table-cell office:value-type="float" office:value="419678686" calcext:value-type="float">
            <text:p>419678686</text:p>
          </table:table-cell>
          <table:table-cell office:value-type="float" office:value="48305" calcext:value-type="float">
            <text:p>48305</text:p>
          </table:table-cell>
          <table:table-cell office:value-type="float" office:value="700910965" calcext:value-type="float">
            <text:p>700910965</text:p>
          </table:table-cell>
          <table:table-cell office:value-type="float" office:value="1465311728" calcext:value-type="float">
            <text:p>1465311728</text:p>
          </table:table-cell>
          <table:table-cell office:value-type="float" office:value="99991" calcext:value-type="float">
            <text:p>9999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9339" calcext:value-type="float">
            <text:p>149339</text:p>
          </table:table-cell>
          <table:table-cell office:value-type="float" office:value="99994" calcext:value-type="float">
            <text:p>99994</text:p>
          </table:table-cell>
          <table:table-cell office:value-type="float" office:value="182091" calcext:value-type="float">
            <text:p>182091</text:p>
          </table:table-cell>
          <table:table-cell office:value-type="float" office:value="6" calcext:value-type="float">
            <text:p>6</text:p>
          </table:table-cell>
          <table:table-cell office:value-type="float" office:value="2652292" calcext:value-type="float">
            <text:p>2652292</text:p>
          </table:table-cell>
          <table:table-cell office:value-type="float" office:value="1019749" calcext:value-type="float">
            <text:p>1019749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9258" calcext:value-type="float">
            <text:p>1749258</text:p>
          </table:table-cell>
          <table:table-cell office:value-type="float" office:value="100000" calcext:value-type="float">
            <text:p>10000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949258" calcext:value-type="float">
            <text:p>4949258</text:p>
          </table:table-cell>
          <table:table-cell office:value-type="float" office:value="100000" calcext:value-type="float">
            <text:p>10000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Medium Proc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s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88" calcext:value-type="float">
            <text:p>8788</text:p>
          </table:table-cell>
          <table:table-cell office:value-type="float" office:value="8782" calcext:value-type="float">
            <text:p>8782</text:p>
          </table:table-cell>
          <table:table-cell office:value-type="float" office:value="244838644" calcext:value-type="float">
            <text:p>244838644</text:p>
          </table:table-cell>
          <table:table-cell office:value-type="float" office:value="91218" calcext:value-type="float">
            <text:p>91218</text:p>
          </table:table-cell>
          <table:table-cell office:value-type="float" office:value="1439735962" calcext:value-type="float">
            <text:p>1439735962</text:p>
          </table:table-cell>
          <table:table-cell office:value-type="float" office:value="-2060580634" calcext:value-type="float">
            <text:p>-2060580634</text:p>
          </table:table-cell>
          <table:table-cell office:value-type="float" office:value="99995" calcext:value-type="float">
            <text:p>999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584" calcext:value-type="float">
            <text:p>17584</text:p>
          </table:table-cell>
          <table:table-cell office:value-type="float" office:value="17556" calcext:value-type="float">
            <text:p>17556</text:p>
          </table:table-cell>
          <table:table-cell office:value-type="float" office:value="102919156" calcext:value-type="float">
            <text:p>102919156</text:p>
          </table:table-cell>
          <table:table-cell office:value-type="float" office:value="82444" calcext:value-type="float">
            <text:p>82444</text:p>
          </table:table-cell>
          <table:table-cell office:value-type="float" office:value="-950664776" calcext:value-type="float">
            <text:p>-950664776</text:p>
          </table:table-cell>
          <table:table-cell office:value-type="float" office:value="2092368089" calcext:value-type="float">
            <text:p>2092368089</text:p>
          </table:table-cell>
          <table:table-cell office:value-type="float" office:value="99991" calcext:value-type="float">
            <text:p>9999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233" calcext:value-type="float">
            <text:p>35233</text:p>
          </table:table-cell>
          <table:table-cell office:value-type="float" office:value="35113" calcext:value-type="float">
            <text:p>35113</text:p>
          </table:table-cell>
          <table:table-cell office:value-type="float" office:value="176083416" calcext:value-type="float">
            <text:p>176083416</text:p>
          </table:table-cell>
          <table:table-cell office:value-type="float" office:value="64887" calcext:value-type="float">
            <text:p>64887</text:p>
          </table:table-cell>
          <table:table-cell office:value-type="float" office:value="-1429078953" calcext:value-type="float">
            <text:p>-1429078953</text:p>
          </table:table-cell>
          <table:table-cell office:value-type="float" office:value="-581907970" calcext:value-type="float">
            <text:p>-581907970</text:p>
          </table:table-cell>
          <table:table-cell office:value-type="float" office:value="99982" calcext:value-type="float">
            <text:p>9998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717" calcext:value-type="float">
            <text:p>70717</text:p>
          </table:table-cell>
          <table:table-cell office:value-type="float" office:value="70221" calcext:value-type="float">
            <text:p>70221</text:p>
          </table:table-cell>
          <table:table-cell office:value-type="float" office:value="251873973" calcext:value-type="float">
            <text:p>251873973</text:p>
          </table:table-cell>
          <table:table-cell office:value-type="float" office:value="29779" calcext:value-type="float">
            <text:p>29779</text:p>
          </table:table-cell>
          <table:table-cell office:value-type="float" office:value="1925962581" calcext:value-type="float">
            <text:p>1925962581</text:p>
          </table:table-cell>
          <table:table-cell office:value-type="float" office:value="656347819" calcext:value-type="float">
            <text:p>656347819</text:p>
          </table:table-cell>
          <table:table-cell office:value-type="float" office:value="99967" calcext:value-type="float">
            <text:p>9996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46525" calcext:value-type="float">
            <text:p>1946525</text:p>
          </table:table-cell>
          <table:table-cell office:value-type="float" office:value="100000" calcext:value-type="float">
            <text:p>10000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Heavy Proces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res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1" calcext:value-type="float">
            <text:p>2001</text:p>
          </table:table-cell>
          <table:table-cell office:value-type="float" office:value="1995" calcext:value-type="float">
            <text:p>1995</text:p>
          </table:table-cell>
          <table:table-cell office:value-type="float" office:value="89629979" calcext:value-type="float">
            <text:p>89629979</text:p>
          </table:table-cell>
          <table:table-cell office:value-type="float" office:value="98005" calcext:value-type="float">
            <text:p>98005</text:p>
          </table:table-cell>
          <table:table-cell office:value-type="float" office:value="1906142093" calcext:value-type="float">
            <text:p>1906142093</text:p>
          </table:table-cell>
          <table:table-cell office:value-type="float" office:value="-127896095" calcext:value-type="float">
            <text:p>-127896095</text:p>
          </table:table-cell>
          <table:table-cell office:value-type="float" office:value="99995" calcext:value-type="float">
            <text:p>999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24" calcext:value-type="float">
            <text:p>4024</text:p>
          </table:table-cell>
          <table:table-cell office:value-type="float" office:value="3996" calcext:value-type="float">
            <text:p>3996</text:p>
          </table:table-cell>
          <table:table-cell office:value-type="float" office:value="160067036" calcext:value-type="float">
            <text:p>160067036</text:p>
          </table:table-cell>
          <table:table-cell office:value-type="float" office:value="96004" calcext:value-type="float">
            <text:p>96004</text:p>
          </table:table-cell>
          <table:table-cell office:value-type="float" office:value="-855066674" calcext:value-type="float">
            <text:p>-855066674</text:p>
          </table:table-cell>
          <table:table-cell office:value-type="float" office:value="-649200647" calcext:value-type="float">
            <text:p>-649200647</text:p>
          </table:table-cell>
          <table:table-cell office:value-type="float" office:value="99991" calcext:value-type="float">
            <text:p>9999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26" calcext:value-type="float">
            <text:p>8126</text:p>
          </table:table-cell>
          <table:table-cell office:value-type="float" office:value="8006" calcext:value-type="float">
            <text:p>8006</text:p>
          </table:table-cell>
          <table:table-cell office:value-type="float" office:value="240545919" calcext:value-type="float">
            <text:p>240545919</text:p>
          </table:table-cell>
          <table:table-cell office:value-type="float" office:value="91994" calcext:value-type="float">
            <text:p>91994</text:p>
          </table:table-cell>
          <table:table-cell office:value-type="float" office:value="-2077348932" calcext:value-type="float">
            <text:p>-2077348932</text:p>
          </table:table-cell>
          <table:table-cell office:value-type="float" office:value="-1904039954" calcext:value-type="float">
            <text:p>-1904039954</text:p>
          </table:table-cell>
          <table:table-cell office:value-type="float" office:value="99983" calcext:value-type="float">
            <text:p>9998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479" calcext:value-type="float">
            <text:p>16479</text:p>
          </table:table-cell>
          <table:table-cell office:value-type="float" office:value="15983" calcext:value-type="float">
            <text:p>15983</text:p>
          </table:table-cell>
          <table:table-cell office:value-type="float" office:value="156981045" calcext:value-type="float">
            <text:p>156981045</text:p>
          </table:table-cell>
          <table:table-cell office:value-type="float" office:value="84017" calcext:value-type="float">
            <text:p>84017</text:p>
          </table:table-cell>
          <table:table-cell office:value-type="float" office:value="-209040594" calcext:value-type="float">
            <text:p>-209040594</text:p>
          </table:table-cell>
          <table:table-cell office:value-type="float" office:value="-2019140536" calcext:value-type="float">
            <text:p>-2019140536</text:p>
          </table:table-cell>
          <table:table-cell office:value-type="float" office:value="99967" calcext:value-type="float">
            <text:p>9996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985" calcext:value-type="float">
            <text:p>33985</text:p>
          </table:table-cell>
          <table:table-cell office:value-type="float" office:value="31969" calcext:value-type="float">
            <text:p>31969</text:p>
          </table:table-cell>
          <table:table-cell office:value-type="float" office:value="231759882" calcext:value-type="float">
            <text:p>231759882</text:p>
          </table:table-cell>
          <table:table-cell office:value-type="float" office:value="68031" calcext:value-type="float">
            <text:p>68031</text:p>
          </table:table-cell>
          <table:table-cell office:value-type="float" office:value="-690160992" calcext:value-type="float">
            <text:p>-690160992</text:p>
          </table:table-cell>
          <table:table-cell office:value-type="float" office:value="506470699" calcext:value-type="float">
            <text:p>506470699</text:p>
          </table:table-cell>
          <table:table-cell office:value-type="float" office:value="99935" calcext:value-type="float">
            <text:p>9993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1:16:35.886289121</meta:creation-date>
    <dc:date>2024-11-26T12:03:27.506744230</dc:date>
    <meta:editing-duration>PT22M23S</meta:editing-duration>
    <meta:editing-cycles>4</meta:editing-cycles>
    <meta:generator>LibreOffice/24.2.6.2$Linux_X86_64 LibreOffice_project/420$Build-2</meta:generator>
    <meta:document-statistic meta:table-count="1" meta:cell-count="133" meta:object-count="0"/>
  </office:meta>
</office:document-meta>
</file>